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CommentReference" style:family="text">
      <style:text-properties style:font-name="Calibri" style:font-name-asian="Calibri" style:letter-kerning="true" style:language-asian="en" style:country-asian="US"/>
    </style:style>
    <style:style style:name="T12" style:parent-style-name="DefaultParagraphFont" style:family="text">
      <style:text-properties fo:language="en" fo:country="US"/>
    </style:style>
    <style:style style:name="P13" style:parent-style-name="StandardWeb" style:family="paragraph">
      <style:paragraph-properties fo:line-height="150%" fo:text-indent="0.4916in"/>
    </style:style>
    <style:style style:name="T14" style:parent-style-name="Absatz-Standardschriftar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CommentText" style:family="paragraph">
      <style:paragraph-properties fo:text-align="start" fo:text-indent="0in"/>
    </style:style>
    <style:style style:name="T18" style:parent-style-name="CommentReference" style:family="text">
      <style:text-properties style:font-name="Calibri" style:font-name-asian="Calibri" style:letter-kerning="true" style:language-asian="en" style:country-asian="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Calibri" style:font-name-asian="Calibri" style:letter-kerning="true" style:language-asian="en" style:country-asian="US"/>
    </style:style>
    <style:style style:name="T23" style:parent-style-name="DefaultParagraphFont" style:family="text">
      <style:text-properties fo:language="en" fo:country="US"/>
    </style:style>
    <style:style style:name="T24" style:parent-style-name="Absatz-Standardschriftart" style:family="text">
      <style:text-properties fo:language="en" fo:country="US"/>
    </style:style>
    <style:style style:name="T25" style:parent-style-name="DefaultParagraphFont" style:family="text">
      <style:text-properties fo:language="en" fo:country="US"/>
    </style:style>
    <style:style style:name="P26" style:parent-style-name="Normal" style:family="paragraph">
      <style:paragraph-properties fo:text-align="start" fo:text-indent="0.4916in"/>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Normal"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 style:parent-style-name="Standard" style:family="paragraph">
      <style:paragraph-properties fo:text-align="start" fo:text-indent="0.4916in"/>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P48" style:parent-style-name="Standard" style:family="paragraph">
      <style:paragraph-properties fo:text-align="start" fo:text-indent="0.4916in"/>
    </style:style>
    <style:style style:name="T49" style:parent-style-name="Absatz-Standardschriftar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T6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P76" style:parent-style-name="Standard" style:family="paragraph">
      <style:paragraph-properties fo:text-align="start" fo:text-indent="0.4916in"/>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4916in"/>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4916in"/>
    </style:style>
    <style:style style:name="T85" style:parent-style-name="DefaultParagraphFont" style:family="text">
      <style:text-properties style:font-name="Times New Roman"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fo:font-weight="bold" style:font-weight-asian="bold" style:font-weight-complex="bold" fo:language="en" fo:country="US"/>
    </style:style>
    <style:style style:name="P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fo:font-size="12pt" style:font-size-asian="12pt" style:font-size-complex="12pt" fo:language="en" fo:country="US"/>
    </style:style>
    <style:style style:name="P100" style:parent-style-name="CommentText"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Normal" style:family="paragraph">
      <style:paragraph-properties style:text-autospace="none" fo:text-align="start" fo:text-indent="0in"/>
      <style:text-properties fo:hyphenate="true"/>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in"/>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DefaultParagraphFont" style:family="text">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 style:parent-style-name="Standard" style:family="paragraph">
      <style:paragraph-properties fo:text-align="start" fo:text-indent="0in"/>
    </style:style>
    <style:style style:name="T1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0" style:parent-style-name="CommentText" style:family="paragraph">
      <style:paragraph-properties fo:text-align="start" fo:text-indent="0in"/>
    </style:style>
    <style:style style:name="T131" style:parent-style-name="DefaultParagraphFont" style:family="text">
      <style:text-properties fo:language="en" fo:country="US"/>
    </style:style>
    <style:style style:name="T1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3" style:parent-style-name="Standard" style:family="paragraph">
      <style:paragraph-properties fo:text-align="start" fo:text-indent="0in"/>
    </style:style>
    <style:style style:name="T134" style:parent-style-name="DefaultParagraphFont" style:family="text">
      <style:text-properties style:font-name="Times New Roman" fo:font-size="12pt" style:font-size-asian="12pt" style:font-size-complex="12pt" fo:language="en" fo:country="US"/>
    </style:style>
    <style:style style:name="P135" style:parent-style-name="Standard" style:family="paragraph">
      <style:paragraph-properties fo:text-align="start" fo:text-indent="0in"/>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CommentText"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fo:language="en" fo:country="US"/>
    </style:style>
    <style:style style:name="P146" style:parent-style-name="Standard" style:family="paragraph">
      <style:paragraph-properties fo:text-align="start" fo:text-indent="0.4916in"/>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DefaultParagraphFon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DefaultParagraphFont" style:family="text">
      <style:text-properties style:font-name="Times New Roman" fo:font-size="12pt" style:font-size-asian="12pt" style:font-size-complex="12pt" fo:language="en" fo:country="US"/>
    </style:style>
    <style:style style:name="P1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 style:parent-style-name="Standard" style:family="paragraph">
      <style:paragraph-properties fo:text-align="start" fo:text-indent="0in"/>
    </style:style>
    <style:style style:name="T173" style:parent-style-name="DefaultParagraphFont" style:family="text">
      <style:text-properties style:font-name="Times New Roman"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4916in"/>
    </style:style>
    <style:style style:name="T181" style:parent-style-name="DefaultParagraphFont" style:family="text">
      <style:text-properties style:font-name="Times New Roman" fo:font-size="12pt" style:font-size-asian="12pt" style:font-size-complex="12pt" fo:language="en" fo:country="US"/>
    </style:style>
    <style:style style:name="P182" style:parent-style-name="CommentText" style:family="paragraph">
      <style:paragraph-properties fo:text-align="start" fo:text-indent="0in"/>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style:font-name="Times New Roman" fo:font-size="12pt" style:font-size-asian="12pt" style:font-size-complex="12pt" fo:language="en" fo:country="US"/>
    </style:style>
    <style:style style:name="P196" style:parent-style-name="Standard" style:family="paragraph">
      <style:paragraph-properties fo:text-align="start" fo:text-indent="0in"/>
    </style:style>
    <style:style style:name="T197" style:parent-style-name="DefaultParagraphFont" style:family="text">
      <style:text-properties style:font-name="Times New Roman" fo:font-size="12pt" style:font-size-asian="12pt" style:font-size-complex="12pt" fo:language="en" fo:country="US"/>
    </style:style>
    <style:style style:name="P198" style:parent-style-name="CommentText" style:family="paragraph">
      <style:paragraph-properties fo:text-align="start" fo:text-indent="0in"/>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1" style:parent-style-name="Standard" style:family="paragraph">
      <style:paragraph-properties fo:text-align="start" fo:text-indent="0in"/>
    </style:style>
    <style:style style:name="T20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Absatz-Standardschriftar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4916in"/>
    </style:style>
    <style:style style:name="T209" style:parent-style-name="Absatz-Standardschriftart" style:family="text">
      <style:text-properties style:font-name="Times New Roman" fo:font-size="12pt" style:font-size-asian="12pt" style:font-size-complex="12pt" fo:language="en" fo:country="US"/>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Absatz-Standardschriftar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T215" style:parent-style-name="DefaultParagraphFont" style:family="text">
      <style:text-properties fo:language="en" fo:country="US"/>
    </style:style>
    <style:style style:name="T216" style:parent-style-name="Absatz-Standardschriftart" style:family="text">
      <style:text-properties style:font-name="Times New Roman" fo:font-size="12pt" style:font-size-asian="12pt" style:font-size-complex="12pt" fo:language="en" fo:country="US"/>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4916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4916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P238" style:parent-style-name="CommentText" style:family="paragraph">
      <style:paragraph-properties fo:text-align="start" fo:text-indent="0in"/>
    </style:style>
    <style:style style:name="T239" style:parent-style-name="CommentReference"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background-color="#00FFFF" fo:language="en" fo:country="US"/>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background-color="#FFFF00" fo:language="en" fo:country="US"/>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DefaultParagraphFont" style:family="text">
      <style:text-properties style:font-name="Times New Roman" fo:font-size="12pt" style:font-size-asian="12pt" style:font-size-complex="12pt" fo:background-color="#00FF00"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T258" style:parent-style-name="DefaultParagraphFont" style:family="text">
      <style:text-properties style:font-name="Times New Roman" fo:font-size="12pt" style:font-size-asian="12pt" style:font-size-complex="12pt" fo:background-color="#FF00FF" fo:language="en" fo:country="US"/>
    </style:style>
    <style:style style:name="T259" style:parent-style-name="DefaultParagraphFon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2" style:parent-style-name="Normal" style:family="paragraph">
      <style:paragraph-properties fo:text-align="start" fo:text-indent="0in"/>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0" style:parent-style-name="Standard" style:family="paragraph">
      <style:paragraph-properties fo:text-align="start" fo:text-indent="0.4916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Absatz-Standardschriftar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Absatz-Standardschriftart" style:family="text">
      <style:text-properties style:font-name="Times New Roman" fo:font-size="12pt" style:font-size-asian="12pt" style:font-size-complex="12pt" fo:language="en" fo:country="US"/>
    </style:style>
    <style:style style:name="T280" style:parent-style-name="Absatz-Standardschriftart" style:family="text">
      <style:text-properties style:font-name="Times New Roman" fo:font-size="12pt" style:font-size-asian="12pt" style:font-size-complex="12pt" fo:background-color="#FFFF00" fo:language="en" fo:country="US"/>
    </style:style>
    <style:style style:name="T281" style:parent-style-name="Absatz-Standardschriftart" style:family="text">
      <style:text-properties style:font-name="Times New Roman" fo:font-size="12pt" style:font-size-asian="12pt" style:font-size-complex="12pt" fo:language="en" fo:country="US"/>
    </style:style>
    <style:style style:name="T282" style:parent-style-name="Absatz-Standardschriftart" style:family="text">
      <style:text-properties style:font-name="Times New Roman" fo:font-size="12pt" style:font-size-asian="12pt" style:font-size-complex="12pt" fo:background-color="#FFFF00" fo:language="en" fo:country="US"/>
    </style:style>
    <style:style style:name="T283" style:parent-style-name="Absatz-Standardschriftar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4916in"/>
    </style:style>
    <style:style style:name="T285" style:parent-style-name="Absatz-Standardschriftart" style:family="text">
      <style:text-properties style:font-name="Times New Roman" fo:font-size="12pt" style:font-size-asian="12pt" style:font-size-complex="12pt" fo:language="en" fo:country="US"/>
    </style:style>
    <style:style style:name="T286" style:parent-style-name="Absatz-Standardschriftart" style:family="text">
      <style:text-properties style:font-name="Times New Roman"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Standard" style:family="paragraph">
      <style:paragraph-properties fo:text-align="start" fo:text-indent="0.4916in"/>
    </style:style>
    <style:style style:name="T289" style:parent-style-name="Absatz-Standardschriftart" style:family="text">
      <style:text-properties style:font-name="Times New Roman" fo:font-size="12pt" style:font-size-asian="12pt" style:font-size-complex="12pt" fo:background-color="#FF0000" fo:language="en" fo:country="US"/>
    </style:style>
    <style:style style:name="T290" style:parent-style-name="Absatz-Standardschriftart" style:family="text">
      <style:text-properties style:font-name="Times New Roman" fo:font-size="12pt" style:font-size-asian="12pt" style:font-size-complex="12pt" fo:background-color="#FF0000" fo:language="en" fo:country="US"/>
    </style:style>
    <style:style style:name="T291" style:parent-style-name="Absatz-Standardschriftart" style:family="text">
      <style:text-properties style:font-name="Times New Roman" fo:font-size="12pt" style:font-size-asian="12pt" style:font-size-complex="12pt" fo:background-color="#FF0000" fo:language="en" fo:country="US"/>
    </style:style>
    <style:style style:name="P292" style:parent-style-name="Standard" style:family="paragraph">
      <style:paragraph-properties fo:text-align="start" fo:text-indent="0.4916in"/>
    </style:style>
    <style:style style:name="T293" style:parent-style-name="DefaultParagraphFont" style:family="text">
      <style:text-properties style:font-name="Times New Roman" fo:font-size="12pt" style:font-size-asian="12pt" style:font-size-complex="12pt" fo:background-color="#FF0000" fo:language="en" fo:country="US"/>
    </style:style>
    <style:style style:name="T294" style:parent-style-name="DefaultParagraphFon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295" style:parent-style-name="DefaultParagraphFont" style:family="text">
      <style:text-properties style:font-name="Times New Roman" fo:font-size="12pt" style:font-size-asian="12pt" style:font-size-complex="12pt" fo:background-color="#FF0000"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P29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9" style:parent-style-name="Standard" style:family="paragraph">
      <style:paragraph-properties fo:text-align="start" fo:text-indent="0.4916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Absatz-Standardschriftar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P309" style:parent-style-name="CommentText" style:family="paragraph">
      <style:paragraph-properties fo:text-align="start" fo:text-indent="0in"/>
    </style:style>
    <style:style style:name="P310" style:parent-style-name="Standard" style:family="paragraph">
      <style:paragraph-properties fo:text-align="start" fo:text-indent="0in"/>
      <style:text-properties fo:language="en" fo:country="US"/>
    </style:style>
    <style:style style:name="P3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2" style:parent-style-name="Standard" style:family="paragraph">
      <style:paragraph-properties fo:text-align="start" fo:text-indent="0in"/>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4916in"/>
    </style:style>
    <style:style style:name="T332" style:parent-style-name="Absatz-Standardschriftart" style:family="text">
      <style:text-properties style:font-name="Times New Roman" fo:font-size="12pt" style:font-size-asian="12pt" style:font-size-complex="12pt" fo:language="en" fo:country="US"/>
    </style:style>
    <style:style style:name="P3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8" style:parent-style-name="Standard" style:family="paragraph">
      <style:paragraph-properties fo:text-align="start" fo:text-indent="0in"/>
      <style:text-properties fo:language="en" fo:country="US"/>
    </style:style>
    <style:style style:name="P339" style:parent-style-name="Standard" style:family="paragraph">
      <style:paragraph-properties fo:text-align="start" fo:text-indent="0in"/>
    </style:style>
    <style:style style:name="T3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1" style:parent-style-name="Standard" style:family="paragraph">
      <style:paragraph-properties fo:text-align="start" fo:text-indent="0.4916in"/>
    </style:style>
    <style:style style:name="T3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44" style:parent-style-name="Absatz-Standardschriftart" style:family="text">
      <style:text-properties style:font-name="Times New Roman" fo:font-size="12pt" style:font-size-asian="12pt" style:font-size-complex="12pt" fo:language="en" fo:country="US"/>
    </style:style>
    <style:style style:name="T345" style:parent-style-name="Absatz-Standardschriftart" style:family="text">
      <style:text-properties style:font-name="Times New Roman" fo:font-size="12pt" style:font-size-asian="12pt" style:font-size-complex="12pt" fo:language="en" fo:country="US"/>
    </style:style>
    <style:style style:name="T346" style:parent-style-name="Absatz-Standardschriftart" style:family="text">
      <style:text-properties style:font-name="Times New Roman" style:letter-kerning="false" fo:font-size="12pt" style:font-size-asian="12pt" style:font-size-complex="12pt" fo:language="en" fo:country="US"/>
    </style:style>
    <style:style style:name="T347" style:parent-style-name="Absatz-Standardschriftart" style:family="text">
      <style:text-properties style:font-name="Times New Roman" fo:font-size="12pt" style:font-size-asian="12pt" style:font-size-complex="12pt" fo:language="en" fo:country="US"/>
    </style:style>
    <style:style style:name="T348" style:parent-style-name="Absatz-Standardschriftart" style:family="text">
      <style:text-properties style:font-name="Times New Roman" style:letter-kerning="false" fo:font-size="12pt" style:font-size-asian="12pt" style:font-size-complex="12pt" fo:language="en" fo:country="US"/>
    </style:style>
    <style:style style:name="T349" style:parent-style-name="Absatz-Standardschriftart" style:family="text">
      <style:text-properties style:font-name="Times New Roman" style:letter-kerning="false" fo:font-size="12pt" style:font-size-asian="12pt" style:font-size-complex="12pt" fo:language="en" fo:country="US"/>
    </style:style>
    <style:style style:name="T350" style:parent-style-name="Absatz-Standardschriftart" style:family="text">
      <style:text-properties style:font-name="Times New Roman" fo:font-size="12pt" style:font-size-asian="12pt" style:font-size-complex="12pt" fo:language="en" fo:country="US"/>
    </style:style>
    <style:style style:name="T351" style:parent-style-name="Absatz-Standardschriftart" style:family="text">
      <style:text-properties style:font-name="Times New Roman" style:letter-kerning="false" fo:font-size="12pt" style:font-size-asian="12pt" style:font-size-complex="12pt" fo:language="en" fo:country="US"/>
    </style:style>
    <style:style style:name="T352" style:parent-style-name="Absatz-Standardschriftart" style:family="text">
      <style:text-properties style:font-name="Times New Roman" fo:font-size="12pt" style:font-size-asian="12pt" style:font-size-complex="12pt" fo:language="en" fo:country="US"/>
    </style:style>
    <style:style style:name="T353" style:parent-style-name="Absatz-Standardschriftart" style:family="text">
      <style:text-properties style:font-name="Times New Roman" fo:font-size="12pt" style:font-size-asian="12pt" style:font-size-complex="12pt" fo:language="en" fo:country="US"/>
    </style:style>
    <style:style style:name="P354" style:parent-style-name="Standard" style:family="paragraph">
      <style:paragraph-properties fo:text-align="start" fo:text-indent="0.4916in"/>
    </style:style>
    <style:style style:name="T355" style:parent-style-name="Absatz-Standardschriftart" style:family="text">
      <style:text-properties style:font-name="Times New Roman" fo:font-size="12pt" style:font-size-asian="12pt" style:font-size-complex="12pt" fo:language="en" fo:country="US"/>
    </style:style>
    <style:style style:name="P356" style:parent-style-name="Standard" style:family="paragraph">
      <style:paragraph-properties fo:text-align="start" fo:text-indent="0.4916in"/>
    </style:style>
    <style:style style:name="T357" style:parent-style-name="Absatz-Standardschriftart" style:family="text">
      <style:text-properties style:font-name="Times New Roman" fo:font-size="12pt" style:font-size-asian="12pt" style:font-size-complex="12pt" fo:language="en" fo:country="US"/>
    </style:style>
    <style:style style:name="P358" style:parent-style-name="Standard" style:family="paragraph">
      <style:paragraph-properties fo:text-align="start" fo:text-indent="0.4916in"/>
    </style:style>
    <style:style style:name="T3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360"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361" style:parent-style-name="Absatz-Standardschriftart" style:family="text">
      <style:text-properties style:font-name="Times New Roman" fo:font-size="12pt" style:font-size-asian="12pt" style:font-size-complex="12pt" fo:language="da" fo:country="DK"/>
    </style:style>
    <style:style style:name="T362" style:parent-style-name="Absatz-Standardschriftart" style:family="text">
      <style:text-properties style:font-name="Times New Roman" fo:font-size="12pt" style:font-size-asian="12pt" style:font-size-complex="12pt" fo:language="en" fo:country="US"/>
    </style:style>
    <style:style style:name="P363" style:parent-style-name="Standard" style:family="paragraph">
      <style:paragraph-properties fo:text-align="start" fo:text-indent="0.4916in"/>
    </style:style>
    <style:style style:name="T3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65" style:parent-style-name="Absatz-Standardschriftart" style:family="text">
      <style:text-properties style:font-name="Times New Roman" fo:font-size="12pt" style:font-size-asian="12pt" style:font-size-complex="12pt" fo:language="en" fo:country="US"/>
    </style:style>
    <style:style style:name="P366" style:parent-style-name="Standard" style:family="paragraph">
      <style:paragraph-properties fo:text-align="start" fo:text-indent="0.4916in"/>
    </style:style>
    <style:style style:name="T3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68" style:parent-style-name="Absatz-Standardschriftar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72" style:parent-style-name="Standard" style:family="paragraph">
      <style:paragraph-properties fo:text-align="start" fo:text-indent="0in"/>
    </style:style>
    <style:style style:name="T373" style:parent-style-name="Absatz-Standardschriftart" style:family="text">
      <style:text-properties style:font-name="Times New Roman" fo:font-size="12pt" style:font-size-asian="12pt" style:font-size-complex="12pt" fo:language="en" fo:country="US"/>
    </style:style>
    <style:style style:name="T374" style:parent-style-name="Absatz-Standardschriftart" style:family="text">
      <style:text-properties style:font-name="Times New Roman" fo:font-size="12pt" style:font-size-asian="12pt" style:font-size-complex="12pt" fo:language="en" fo:country="US" style:language-asian="de" style:country-asian="DE"/>
    </style:style>
    <style:style style:name="P3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7" style:parent-style-name="Standard" style:family="paragraph">
      <style:paragraph-properties fo:text-align="start" fo:text-indent="0in"/>
    </style:style>
    <style:style style:name="T378" style:parent-style-name="Absatz-Standardschriftart" style:family="text">
      <style:text-properties style:font-name="Times New Roman" fo:font-size="12pt" style:font-size-asian="12pt" style:font-size-complex="12pt" fo:language="en" fo:country="US"/>
    </style:style>
    <style:style style:name="T37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93" style:parent-style-name="Standard" style:family="paragraph">
      <style:paragraph-properties fo:text-align="start" fo:text-indent="0in"/>
    </style:style>
    <style:style style:name="T394" style:parent-style-name="DefaultParagraphFont" style:family="text">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Bit to much maybe. Maybe better:</text:p></office:annotation><office:annotation office:name="1" xml:id="753933664"><dc:creator>Janka Hauffe</dc:creator><dc:date>2025-02-28T10:54:00</dc:date><meta:creator-initials>JH</meta:creator-initials><text:p text:style-name="P5">Imagine waking up and noticing that you're a bit more disoriented than usual, finding it harder to concentrate, or struggling to remember simple tasks from the day before.<text:s/></text:p></office:annotation>Imagine waking up one day<text:s/></text:span><text:span text:style-name="T6"><office:annotation-end office:name="0"/></text:span><text:span text:style-name="T7"><office:annotation-end office:name="1"/></text:span><text:span text:style-name="T8">feeling disoriented, unable to concentrate, or struggling to remember simple tasks from the day before. For many individuals recovering from COVID-19, this mental cloudiness, often described as "</text:span><text:span text:style-name="T9"><office:annotation office:name="2" xml:id="860640688"><dc:creator>Janka Hauffe</dc:creator><dc:date>2025-02-02T15:28:00</dc:date><meta:creator-initials>JH</meta:creator-initials><text:p text:style-name="P10">I need citation here</text:p></office:annotation>brain fog,"<text:s/></text:span><text:span text:style-name="T11"><office:annotation-end office:name="2"/></text:span><text:span text:style-name="T12">is a persistent reminder of their illness. These cognitive challenges, along with fatigue and other lingering symptoms, continue to affect their daily lives long after the infection has passed.</text:span></text:p>
      <text:p text:style-name="P13"><text:span text:style-name="T14">Cognition is the most complex function of the brain (Birle et al., 2020) and is defined as “the mental action or process of acquiring knowledge and understanding through thought, experience, and the senses” (Cambridge Cognition, 2015). It<text:s/></text:span><text:span text:style-name="T15">is essential for navigating the complexities of everyday life (Cambridge Cognition, 2015; Eysenck &amp; Brysbaert, 2018; Liu, Wang, Xin, Jiang &amp; Meng, 2024), enabling<text:s/></text:span><text:span text:style-name="T16"><office:annotation office:name="3" xml:id="2068082015"><dc:creator>Janka Hauffe</dc:creator><dc:date>2025-02-28T09:54:00</dc:date><meta:creator-initials>JH</meta:creator-initials><text:p text:style-name="P17">Individuals better?</text:p></office:annotation>us</text:span><text:span text:style-name="T18"><office:annotation-end office:name="3"/></text:span><text:span text:style-name="T19"><text:s/>to comprehend and interact with the world around<text:s/></text:span><text:span text:style-name="T20"><office:annotation office:name="4" xml:id="1855725796"><dc:creator>Janka Hauffe</dc:creator><dc:date>2025-02-28T09:54:00</dc:date><meta:creator-initials>JH</meta:creator-initials><text:p text:style-name="P21">Them (if individuals)</text:p></office:annotation>us</text:span><text:span text:style-name="T22"><office:annotation-end office:name="4"/></text:span><text:span text:style-name="T23"><text:s/>(Eysenck &amp; Brysbaert, 2018). Cognition encompasses a<text:s/></text:span><text:span text:style-name="T24">range of mental processes, including the acquisition, storage, manipulation, selection and retrieval of information (Cambridge Cognition, 2015;<text:s/></text:span><text:span text:style-name="T25">Liu, Wang, Xin, Wang, Jiang &amp; Meng, 2024),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26"><text:span text:style-name="T27">But what happens when these vital cognitive abilities begin to</text:span><text:span text:style-name="T28"><office:annotation office:name="5" xml:id="355680813"><dc:creator>Janka Hauffe</dc:creator><dc:date>2025-02-02T15:22:00</dc:date><meta:creator-initials>JH</meta:creator-initials><text:p text:style-name="P29">But how do we cope when these essential cognitive abilities begin to decline?<text:s/></text:p></office:annotation><text:s/>decline</text:span><text:span text:style-name="CommentReference"><office:annotation-end office:name="5"/></text:span><text:span text:style-name="T30">?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31"><text:span text:style-name="T32">Cognition can be assessed using various methods, each differing in their level of objectivity and sensitivity (Cambridge Cognition, 2015).</text:span><text:span text:style-name="T33"><text:s/></text:span><text:span text:style-name="T34"><office:annotation office:name="6" xml:id="1368895952"><dc:creator>Janka Hauffe</dc:creator><dc:date>2025-02-28T10:07:00</dc:date><meta:creator-initials>JH</meta:creator-initials><text:p text:style-name="P35">Delete?</text:p></office:annotation>Recognizing the importance of cognition underscores the profound effects that cognitive decline or impairment can have on an individual’s independence and quality of life</text:span><text:span text:style-name="CommentReference"><office:annotation-end office:name="6"/></text:span><text:span text:style-name="T36">.<text:s/></text:span></text:p>
      <text:p text:style-name="P37">This thesis focuses on cognitive decline in individuals experiencing Post COVID-19 Syndrome and its impact on their general well-being. To fully understand this phenomenon, an overview of <text:s/>COVID-19 and its association with cognitive impairment in Post-COVID-19 Syndrome is first provided. Then, the distinction between subjective cognitive decline and objective cognitive impairment is explained. Next, the role of electroencephalography (EEG)<text:s/><text:soft-page-break/>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p>
      <text:p text:style-name="P38"/>
      <text:p text:style-name="P39">Theoretical Background</text:p>
      <text:p text:style-name="P40"><text:span text:style-name="T41">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2">Cognitive Impairment in PCS</text:p>
      <text:p text:style-name="P43"><text:span text:style-name="T4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45"><text:span text:style-name="T46">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oft-page-break/><text:span text:style-name="T47">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48"><text:span text:style-name="T49">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50"><text:span text:style-name="T5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52"><office:annotation office:name="7" xml:id="1797247249"><dc:creator>Janka Hauffe</dc:creator><dc:date>2025-02-10T12:37:00</dc:date><meta:creator-initials>JH</meta:creator-initials><text:p text:style-name="P53">Maybe not</text:p></office:annotation>The following sections provide an overview of both concepts, exploring their definitions, underlying mechanisms, and implications for research and clinical practice</text:span><text:span text:style-name="CommentReference"><office:annotation-end office:name="7"/></text:span><text:span text:style-name="T54">.<text:s/></text:span></text:p>
      <text:p text:style-name="P55"/>
      <text:p text:style-name="P56"><text:span text:style-name="T57">Subjective cognitive decline</text:span></text:p>
      <text:p text:style-name="P58"><text:span text:style-name="T59"><office:annotation office:name="8" xml:id="716635351"><dc:creator>Janka Hauffe</dc:creator><dc:date>2025-02-10T13:42:00</dc:date><meta:creator-initials>JH</meta:creator-initials><text:p text:style-name="P60">Or at the end of this section?</text:p></office:annotation>Several studies on subjective cognitive decline (SCD) do not differentiate between the terms<text:s/></text:span><text:span text:style-name="T61">impairment</text:span><text:span text:style-name="T62"><text:s/>(subjective cognitive impairment, SCI) and<text:s/></text:span><text:span text:style-name="T63">decline</text:span><text:span text:style-name="T64">. However, the term<text:s/></text:span><text:span text:style-name="T65">impairment</text:span><text:span text:style-name="T66"><text:s/>does not inherently indicate a temporal course of subjective cognitive change, as it can be of a chronic and stable nature and therefore requires an additional definition of onset. In contrast, the term<text:s/></text:span><text:span text:style-name="T67">decline</text:span><text:span text:style-name="T68"><text:s/>already includes the fact that an onset has occurred (Jessen et al. 2014). As this study focuses on cognitive difficulties in patients following infection with the SARS-CoV-2 virus, the term<text:s/></text:span><text:span text:style-name="T69">decline<text:s/></text:span><text:span text:style-name="T70">is more appropriate and will therefore be used throughout this thesis to ensure clarity and avoid confusion</text:span><text:span text:style-name="CommentReference"><office:annotation-end office:name="8"/></text:span><text:span text:style-name="T71">.<text:s/></text:span></text:p>
      <text:p text:style-name="P72"><text:span text:style-name="T73">Subjective cognitive decline (SCD) describes self-reported cognitive difficulties despite normal performance on standardized cognitive tests (Jessen et al., 2014;<text:s/></text:span><text:span text:style-name="T74">Perez, Duque, Hidalgo &amp; Salvador, 2024</text:span><text:span text:style-name="T75">). The term SCD was first introduced by researchers and clinicians in the field of AD in 2012 and has since been widely accepted (Jessen et al., 2014).<text:s/></text:span></text:p>
      <text:p text:style-name="P76"><text:span text:style-name="T77">To meet the diagnostic criteria for SCD, two conditions must be present (Jessen et al., 2014): (1) A self-perceived, persistent decline in cognitive capacity across various cognitive<text:s/></text:span><text:soft-page-break/><text:span text:style-name="T78">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79"><text:span text:style-name="T80">As the aging population grows</text:span><text:span text:style-name="T81">, the prevalence of individuals experiencing SCD continues to rise (Perez et al., 2024). Not only therefore has it gained increasing attention in recent years, but also due<text:s/></text:span><text:span text:style-name="T82">to its potential role as a preclinical marker of cognitive impairment, particularly in the context of neurodegenerative diseases such as Alzheimer’s disease (AD) (Jessen et al., 2014).<text:s/></text:span><text:span text:style-name="T83">A meta-analysis of longitudinal studies on SCD with a follow-up period of at least four years estimated that 27% of individuals with SCD progressed to MCI of 27 %, while 14% developed dementia (Mitchell et al., 2014).</text:span></text:p>
      <text:p text:style-name="P84"><text:span text:style-name="T85"><office:annotation office:name="9" xml:id="23321123"><dc:creator>Janka Hauffe</dc:creator><dc:date>2025-02-10T14:39:00</dc:date><meta:creator-initials>JH</meta:creator-initials><text:p text:style-name="P86"><text:span text:style-name="T87">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9"/></text:span><text:span text:style-name="T88"><text:s/>conclusion, although individuals with SCD perform within normal ranges on neuropsychological tests, they face an increased risk of developing objective cognitive impairment, such as MCI and AD (L i et al., 2022; Numbers et al., 2023; Rivas-</text:span><text:span text:style-name="T89"><office:annotation office:name="10" xml:id="781465710"><dc:creator>Janka Hauffe</dc:creator><dc:date>2025-02-28T11:13:00</dc:date><meta:creator-initials>JH</meta:creator-initials><text:p text:style-name="P90">.</text:p></office:annotation>Fern´andez<text:s/></text:span><text:span text:style-name="CommentReference"><office:annotation-end office:name="10"/></text:span><text:span text:style-name="T91">et al., 2023). Therefore, identifying early and reliable biomarkers for the detection of SCD is crucial for maintaining cognitive health and delay or prevent its progression to AD (Abdulrab &amp; Heun, 2008).</text:span></text:p>
      <text:p text:style-name="P92"/>
      <text:p text:style-name="P93">Objective cognitive impairment</text:p>
      <text:p text:style-name="P94"><text:bookmark-start text:name="_Hlk189048451"/><text:span text:style-name="T95">Objective cognitive impairment (OCI) refers to measurable deficits in cognitive function that exceed normal age-related decline and can be observed in various neurological disorders, with dementia being one of the most prevalent (Knopman &amp; Petersen, 2014). Among the different causes of dementia, AD is the most common and extensively studied (Kamatham, Shukla, Khatri &amp; Vora, 2024; Karantzoulis &amp; Galvin, 2011).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Petersen, 2004), representing a transitional stage between normal brain aging and dementia (Petersen, 2016; Petersen et al., 2018; Robert &amp; Knopman, 2013). Noteworthy, not all patients with MCI progress to dementia</text:span><text:span text:style-name="T96"><text:s/>(Petersen, 2016). Nevertheless, MCI is associated with a high risk of conversion to dementia within a relatively short period (Bischkopf, Busse &amp; Angermeyer,<text:s/></text:span><text:soft-page-break/><text:span text:style-name="T97">2002; Roberts &amp; Knopman, 2013), and has therefore become a significant global public health concern (Petersen et al., 2018; Roberts &amp; Knopman, 2013). The prevalence of MCI among individuals over 60 is estimated to be between 15% and 20% (Petersen, 2016).<text:s/></text:span></text:p>
      <text:p text:style-name="P98"><text:span text:style-name="T99"><office:annotation office:name="11" xml:id="1063848586"><dc:creator>Janka Hauffe</dc:creator><dc:date>2025-02-10T18:56:00</dc:date><meta:creator-initials>JH</meta:creator-initials><text:p text:style-name="P100">Can I do that, eventhough it doesn‘t completely refers to the sentence before?</text:p></office:annotation>Of these individuals<text:s/></text:span><text:span text:style-name="CommentReference"><office:annotation-end office:name="11"/></text:span><text:span text:style-name="T101">with MCI, 10-15% develop dementia annually, compared to a 1-2% annual developing rate among healthy controls (Petersen, Stevens, Ganguli &amp; Tangalos, 2001; Shah, Tangalos &amp; Petersen, 2000).</text:span></text:p>
      <text:p text:style-name="P102"><text:span text:style-name="T103"><text:tab/>The DSM-5 introduced Mild Neurocognitive Disorder (mild NCD) (as a predementia phase), which is conceptually similar to MCI (Petersen, 2016). The diagnostic criteria for NCD (and therefore also for MCI (Petersen, 2016)) are according to<text:s/></text:span><text:span text:style-name="T104"><office:annotation office:name="12" xml:id="810421002"><dc:creator>Janka Hauffe</dc:creator><dc:date>2025-02-10T19:11:00</dc:date><meta:creator-initials>JH</meta:creator-initials><text:p text:style-name="P105">cite</text:p></office:annotation>the DSM-5</text:span><text:span text:style-name="CommentReference"><office:annotation-end office:name="12"/></text:span><text:span text:style-name="T106">: (1) A decline in cognitive abilities in one or more cognitive domains. This decline must be identified through a combination of subjective concerns and objective assessment,<text:s/></text:span><text:span text:style-name="T107"><office:annotation office:name="13" xml:id="1712858328"><dc:creator>Janka Hauffe</dc:creator><dc:date>2025-02-10T19:15:00</dc:date><meta:creator-initials>JH</meta:creator-initials><text:p text:style-name="P108">Delete?</text:p></office:annotation>as they complement each other in the diagnostic process.<text:s/></text:span><text:span text:style-name="CommentReference"><office:annotation-end office:name="13"/></text:span><text:span text:style-name="T109">(2) Daily function remains preserved (also in MCI (Petersen, 2016)) and (3) the cognitive impairment cannot be better explained through a psychological disease.<text:s/></text:span></text:p>
      <text:p text:style-name="P110"><text:span text:style-name="T111">However, MCI is not a homogeneous condition, as cognitive and functional severity varies widely among individuals meeting the diagnostic criteria (Roberts &amp;<text:s/></text:span><text:span text:style-name="T112"><office:annotation office:name="14" xml:id="1926443052"><dc:creator>Janka Hauffe</dc:creator><dc:date>2025-02-10T19:26:00</dc:date><meta:creator-initials>JH</meta:creator-initials><text:p text:style-name="P113">This variability highlights the complexity of MCI as a clinical syndrome and underscores the importance of early and accurate assessment.<text:s/></text:p></office:annotation>Knopman, 2013</text:span><text:span text:style-name="T114"><office:annotation-end office:name="14"/></text:span><text:span text:style-name="T115">).</text:span><text:bookmark-end text:name="_Hlk189048451"/></text:p>
      <text:p text:style-name="P116"><text:span text:style-name="T117"><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 Additionally, Schild et al. (2022) objectively confirmed NCD in around 60% of individuals with PCS with SCD in their study. This is why the context of MCI is<text:s/></text:span><text:span text:style-name="T118"><office:annotation office:name="15" xml:id="1108581838"><dc:creator>Janka Hauffe</dc:creator><dc:date>2025-02-28T13:31:00</dc:date><meta:creator-initials>JH</meta:creator-initials><text:p text:style-name="P119">Therefore, discussing MCI in this context is essential to understanding PCS-related cognitive impairment<text:s/></text:p></office:annotation>discussed here</text:span><text:span text:style-name="CommentReference"><office:annotation-end office:name="15"/></text:span><text:span text:style-name="T120">.<text:s/></text:span></text:p>
      <text:p text:style-name="P121"><text:span text:style-name="T122"><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 assessing both SCI (Rossini et al., 2007) and MCI/AD (Babiloni et al., 2011; Dierks, Frölich, Ihl &amp; Maurer, 1994; Jeong, 2024; Perez, Duque, Hidalgo &amp; Salvador, 2024; Celesia et al., 1987, Rossini et al., 2007, Rossini, 2009, Yener et al., 2008, Yener et al., 2009).</text:span><text:span text:style-name="T123"><text:s/></text:span><text:span text:style-name="T124"><office:annotation office:name="16" xml:id="1449385423"><dc:creator>Janka Hauffe</dc:creator><dc:date>2025-03-03T17:34:00</dc:date><meta:creator-initials>JH</meta:creator-initials><text:p text:style-name="P125">Maybe this sentence here instead of in the nextv part</text:p></office:annotation>Babiloni et al. (2021) came to the conclusion, that EEG can serve as an supportive diagnostic tool for cognitive impairment, detecting brain dysfunction even before reaching pathological diagnostic criteria.</text:span><text:span text:style-name="CommentReference"><office:annotation-end office:name="16"/></text:span></text:p>
      <text:p text:style-name="P126"/>
      <text:p text:style-name="P127"><text:span text:style-name="T128">E</text:span><text:span text:style-name="T129"><office:annotation office:name="17" xml:id="268230818"><dc:creator>Janka Hauffe</dc:creator><dc:date>2025-02-23T09:40:00</dc:date><meta:creator-initials>JH</meta:creator-initials><text:p text:style-name="P130"><text:span text:style-name="T131">The results support the assumption that cognitive decline in dementia can be assessed by measuring the electrical activity of the brain (Dierks, Frölich, Ihl &amp; Maurer, 1994).</text:span></text:p></office:annotation>EG</text:span><text:span text:style-name="CommentReference"><office:annotation-end office:name="17"/></text:span><text:span text:style-name="T132"><text:s/>as a Tool to assess cognitive impairment</text:span></text:p>
      <text:p text:style-name="P133"><text:span text:style-name="T134">EEG is a neurophysiological technique that records brain electrical activity via scalp electrodes (Babiloni et al., 2011; Babiloni et al., 2016), providing a direct, real-time view of human brain function in physiological and pathological conditions (Berger, 1929; Liu et al., 2024).<text:s/></text:span></text:p>
      <text:p text:style-name="P135"><text:span text:style-name="T136"><text:tab/>The human brain consists of approximately 100 billion neurons, forming intricate synaptic networks that support cognitive<text:s/></text:span><text:span text:style-name="T137"><office:annotation office:name="18" xml:id="1329603482"><dc:creator>Janka Hauffe</dc:creator><dc:date>2025-02-12T08:41:00</dc:date><meta:creator-initials>JH</meta:creator-initials><text:p text:style-name="P138">Functioning?</text:p></office:annotation>function</text:span><text:span text:style-name="CommentReference"><office:annotation-end office:name="18"/></text:span><text:span text:style-name="T139"><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140"><office:annotation office:name="19" xml:id="2061970312"><dc:creator>Janka Hauffe</dc:creator><dc:date>2025-02-12T09:30:00</dc:date><meta:creator-initials>JH</meta:creator-initials><text:p text:style-name="P141">Is that true?</text:p></office:annotation>the functional alterations<text:s/></text:span><text:span text:style-name="CommentReference"><office:annotation-end office:name="19"/></text:span><text:span text:style-name="T142">associated with synaptic network weakening and cognitive decline (Babiloni et al., 2011; Nunez et al., 2001).</text:span></text:p>
      <text:p text:style-name="P143"><text:span text:style-name="T144">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Jeong, 2004) and other neurodegenerative disorders (cite).</text:span><text:span text:style-name="T145"><text:s/></text:span></text:p>
      <text:p text:style-name="P146"><text:span text:style-name="T147">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148"><office:annotation office:name="20" xml:id="1252881188"><dc:creator>Janka Hauffe</dc:creator><dc:date>2025-02-11T18:18:00</dc:date><meta:creator-initials>JH</meta:creator-initials><text:p text:style-name="P149">Delete?</text:p></office:annotation>and monitoring disease progression<text:s/></text:span><text:span text:style-name="CommentReference"><office:annotation-end office:name="20"/></text:span><text:span text:style-name="T150">(Celesia et al., 1987, Rossini et al., 2007, Rossini, 2009, Yener et al., 2008, Yener et al., 2009).<text:s/></text:span></text:p>
      <text:p text:style-name="P151"><text:span text:style-name="T152"><office:annotation office:name="21" xml:id="1303051402"><dc:creator>Janka Hauffe</dc:creator><dc:date>2025-02-11T18:53:00</dc:date><meta:creator-initials>JH</meta:creator-initials><text:p text:style-name="P153">Or should I first mention all the advantages of neuroimaging, then say that and then the advantages of EEG compared to MRI etc. ?</text:p></office:annotation><office:annotation office:name="23" xml:id="1971612654"><dc:creator>Janka Hauffe</dc:creator><dc:date>2025-03-03T17:34:00</dc:date><meta:creator-initials>JH</meta:creator-initials><text:p text:style-name="P154">Delete?</text:p></office:annotation>Beginning in 1970, the clinical use of EEG<text:s/></text:span><text:span text:style-name="CommentReference"><office:annotation-end office:name="21"/></text:span><text:span text:style-name="T155">for diagnosing abnormal brain aging progressively supplanted as more advanced<text:s/></text:span><text:span text:style-name="T156"><office:annotation office:name="22" xml:id="63821536"><dc:creator>Janka Hauffe</dc:creator><dc:date>2025-02-11T18:56:00</dc:date><meta:creator-initials>JH</meta:creator-initials><text:p text:style-name="P157">Other word as EEG is not a neuroimaging technique</text:p></office:annotation>neuroimaging techniques<text:s/></text:span><text:span text:style-name="CommentReference"><office:annotation-end office:name="22"/></text:span><text:span text:style-name="T158">became available (Babiloni et al., 2011).<text:s/></text:span><text:span text:style-name="CommentReference"><office:annotation-end office:name="23"/></text:span><text:span text:style-name="T159">Despite this (shift/transition)</text:span><text:span text:style-name="T160">,<text:s/></text:span><text:span text:style-name="T161">EEG remains a valuable and widely used tool in scientific research and (some) clinical settings due to its unique advantages over other<text:s/></text:span><text:soft-page-break/><text:span text:style-name="T162">neuroimaging techniques. EEG is a direct, non-invasive, safe, cost-effective and<text:s/></text:span><text:span text:style-name="T163"><office:annotation office:name="24" xml:id="1214374927"><dc:creator>Janka Hauffe</dc:creator><dc:date>2025-02-11T18:23:00</dc:date><meta:creator-initials>JH</meta:creator-initials><text:p text:style-name="P164">Delete here?</text:p></office:annotation>portable</text:span><text:span text:style-name="CommentReference"><office:annotation-end office:name="24"/></text:span><text:span text:style-name="T165"><text:s/>method, making it a simple and convenient tool for assessing brain function (Babiloni et al., 2016; Babiloni et al., 2021; Biasiucci, Franceschiello &amp; Murray, 2019; Meghdadi et al., 2021;<text:s/></text:span><text:span text:style-name="T166">Neo, Foti, Keehn &amp; Kelleher, 2023;<text:s/></text:span><text:span text:style-name="T167">Rossini et al., 2019). Furthermore, EEG offers high temporal resolution (Meghdadi et al., 2021; Rossini et al., 2004; Rossini et al., 2019) (time resolution of ≤ 1 ms),<text:s/></text:span><text:span text:style-name="T168"><office:annotation office:name="25" xml:id="1560973093"><dc:creator>Janka Hauffe</dc:creator><dc:date>2025-02-12T08:09:00</dc:date><meta:creator-initials>JH</meta:creator-initials><text:p text:style-name="P169">rewrite</text:p></office:annotation>enabling it to provide neurophysiological data that cannot be obtained from other neuroimaging techniques (</text:span><text:span text:style-name="CommentReference"><office:annotation-end office:name="25"/></text:span><text:span text:style-name="T170">Biasiucci et al., 2019).<text:s/></text:span></text:p>
      <text:p text:style-name="P171">Another advantage is its repeatability – EEG markers remain largely unaffected by meta-learning relative to task progression, allowing for repeated assessments throughout disease progression (Babiloni et al., 2016).<text:s/></text:p>
      <text:p text:style-name="P172"><text:span text:style-name="T173">Additionally,<text:s/></text:span><text:span text:style-name="T174"><office:annotation office:name="26" xml:id="382000587"><dc:creator>Janka Hauffe</dc:creator><dc:date>2025-02-23T10:50:00</dc:date><meta:creator-initials>JH</meta:creator-initials><text:p text:style-name="P175">Double information</text:p></office:annotation>EEG’s portability<text:s/></text:span><text:span text:style-name="CommentReference"><office:annotation-end office:name="26"/></text:span><text:span text:style-name="T176">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177"><office:annotation office:name="27" xml:id="572081589"><dc:creator>Janka Hauffe</dc:creator><dc:date>2025-03-03T17:36:00</dc:date><meta:creator-initials>JH</meta:creator-initials><text:p text:style-name="P178">Add PCI patients</text:p></office:annotation>subject,<text:s/></text:span><text:span text:style-name="CommentReference"><office:annotation-end office:name="27"/></text:span><text:span text:style-name="T179">subjects with SCD, subjects with MCI and subjects with more progressed disease such as AD (Rossini et al., 2007).</text:span></text:p>
      <text:p text:style-name="P180"><text:span text:style-name="T181"><office:annotation office:name="28" xml:id="1233749048"><dc:creator>Janka Hauffe</dc:creator><dc:date>2025-02-12T12:36:00</dc:date><meta:creator-initials>JH</meta:creator-initials><text:p text:style-name="P182">Methods or here?</text:p></office:annotation>This study<text:s/></text:span><text:span text:style-name="CommentReference"><office:annotation-end office:name="28"/></text:span><text:span text:style-name="T183">will focus on analyzing resting state EEG (rsEEG)<text:s/></text:span><text:span text:style-name="T184"><office:annotation office:name="29" xml:id="997436900"><dc:creator>Janka Hauffe</dc:creator><dc:date>2025-03-03T17:37:00</dc:date><meta:creator-initials>JH</meta:creator-initials><text:p text:style-name="P185">Delete?</text:p></office:annotation>as an important approach within qEEG methodologies</text:span><text:span text:style-name="CommentReference"><office:annotation-end office:name="29"/></text:span><text:span text:style-name="T186">, as it is a promising tool for measuring quantifying brain neurophysiological dysfunction (Babiloni et al., 2011; Babiloni et al., 2016; Perez, Duque, Hidalgo &amp; Salvador, 2024). Unlike the measuring of ERPs, rsEEG captures spontaneous brain activity independently of cognitive tasks or stimuli<text:s/></text:span><text:span text:style-name="T187">(</text:span><text:span text:style-name="T188">Babiloni et al., 2016; Babiloni et al., 2021;<text:s/></text:span><text:span text:style-name="T189">Mantini, Perrucci, Del Gratta, Romani &amp; Corbetta, 2007;<text:s/></text:span><text:span text:style-name="T190">Perez et al., 2024</text:span><text:span text:style-name="T191">),<text:s/></text:span><text:span text:style-name="T192">making it resilient to factors such as fatigue, movement, anxiety, or<text:s/></text:span><text:span text:style-name="T193"><office:annotation office:name="30" xml:id="1070942682"><dc:creator>Janka Hauffe</dc:creator><dc:date>2025-02-23T10:51:00</dc:date><meta:creator-initials>JH</meta:creator-initials><text:p text:style-name="P194">Maybe delete meta-learning from the part before</text:p></office:annotation>meta-learning<text:s/></text:span><text:span text:style-name="CommentReference"><office:annotation-end office:name="30"/></text:span><text:span text:style-name="T195">(Babiloni et al., 2016; Babiloni et al., 2021; Perez et al., 2024).</text:span></text:p>
      <text:p text:style-name="P196"><text:span text:style-name="T197"><office:annotation office:name="31" xml:id="804901395"><dc:creator>Janka Hauffe</dc:creator><dc:date>2025-03-03T17:38:00</dc:date><meta:creator-initials>JH</meta:creator-initials><text:p text:style-name="P198">Here or methods?</text:p></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1"/></text:span><text:span text:style-name="T199">.<text:s/></text:span></text:p>
      <text:p text:style-name="P200"/>
      <text:p text:style-name="P201"><text:bookmark-start text:name="_Hlk191200662"/><text:span text:style-name="T202">Now about frequency bands in general before looking at abnormalities in frequeny bands in MCI and covid patients</text:span></text:p>
      <text:p text:style-name="P203"/>
      <text:soft-page-break/>
      <text:p text:style-name="P204"><text:span text:style-name="T205">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 However, there is no universal consensus on their exact frequency ranges, as definitions vary across studies. While Babiloni et al. (2016) define the delta band as 1-4 Hz and the beta band as 13-30 Hz, this study will consider delta as 0.5-3 Hz</text:span><text:span text:style-name="T206"><text:s/>(Bachman &amp; Bernat, 2018; Gunasekaran, Azizi, Van Wassenhove &amp; Herbst, 2023; Uchida, Maloney &amp; Feinberg, 1992) and beta as 14-30 Hz<text:s/></text:span><text:span text:style-name="T207">(Brovelli, Ding, Ledberg, Chen, Nakamura &amp; Bressler; 2004; Liang, Zhang, Liu, Lou, Liu &amp; Wang, 2020; Pesonen, Hämäläinen &amp; Krause, 2007; Poppelaars, Harrewijn, Westenberg &amp; Van der Molen, 2018; Tzagarakis, West &amp; Pellizzer, 2015).</text:span></text:p>
      <text:p text:style-name="P208"><text:span text:style-name="T209">Delta frequency is typically absent during wakefulness in healthy adults and is primarily associated with deep sleep (</text:span><text:span text:style-name="T210"><office:annotation office:name="32" xml:id="1779861254"><dc:creator>Janka Hauffe</dc:creator><dc:date>2025-02-26T09:54:00</dc:date><meta:creator-initials>JH</meta:creator-initials><text:p text:style-name="P211">Is it enough if I only mention Attar, 2022 at the end of the paragraph?</text:p></office:annotation>Attar, 2022</text:span><text:span text:style-name="CommentReference"><office:annotation-end office:name="32"/></text:span><text:span text:style-name="T212">). Theta frequency is associated with the transition between wakefulness and sleep<text:s/></text:span><text:span text:style-name="T213">(</text:span><text:span text:style-name="T214">Attar, 2022). Alpha frequency is characteristic of relaxed wakefulness (Attar, 2022). And</text:span><text:span text:style-name="T215"><text:s/>b</text:span><text:span text:style-name="T216">eta frequency (14-30 Hz) is typically present when individuals are awake and mentally or physically active, or under psy</text:span><text:span text:style-name="T217"><office:annotation office:name="33" xml:id="10195777"><dc:creator>Janka Hauffe</dc:creator><dc:date>2025-02-26T09:56:00</dc:date><meta:creator-initials>JH</meta:creator-initials><text:p text:style-name="P218">Maybe also mention Gamma?</text:p></office:annotation>chologi</text:span><text:span text:style-name="CommentReference"><office:annotation-end office:name="33"/></text:span><text:span text:style-name="T219">cal stress (Attar, 2022).</text:span></text:p>
      <text:p text:style-name="P220"><text:span text:style-name="T221">During normal aging, eyes-closed rsEEG rhythms undergo gradual changes,<text:s/></text:span><text:span text:style-name="T222"><office:annotation office:name="34" xml:id="1409371539"><dc:creator>Janka Hauffe</dc:creator><dc:date>2025-02-26T10:01:00</dc:date><meta:creator-initials>JH</meta:creator-initials><text:p text:style-name="P223">Yes?</text:p></office:annotation>including a shift in power distribution across frequency bands<text:s/></text:span><text:span text:style-name="CommentReference"><office:annotation-end office:name="34"/></text:span><text:span text:style-name="T224">(Babiloni et al., 2011; Babiloni et al., 2016; Babiloni et al., 2006; Barry &amp; De Blasio, 2017; Liu et at., 2024). However, in pathological aging, such as AD, these alterations become more pronounced and disruptive (Claus et al., 2000; Lejko et al., 2020; Liu et at., 2024).</text:span></text:p>
      <text:p text:style-name="P225"><text:span text:style-name="T226">A key feature of pathological aging is EEG slowing, which has been linked to cognitive impairment, where greater slowing is associated with worse impairment (</text:span><text:span text:style-name="T227">D’Atri et al., 2021;<text:s/></text:span><text:span text:style-name="T228">Farina et al., 2020; Finnigan &amp; Robertson, 2011; Lejko et al., 2020</text:span><text:span text:style-name="T229">)</text:span><text:span text:style-name="T230">. This slowing is characterized by increased power in low-frequency band (beta, theta) and reduced power in high-frequency band (alpha, beta) (Farina et al., 2020; Lejko et al., 2020; Liu et al., 2024).</text:span></text:p>
      <text:p text:style-name="P231"><text:span text:style-name="T232">In AD, these EEG alterations are well-documented, with a consistent pattern of increased delta and theta power alongside reduced alpha and beta power compared to healthy older adults (Babiloni et al., 2011;<text:s/></text:span><text:span text:style-name="T233">C</text:span><text:span text:style-name="T234">laus et al., 2000;<text:s/></text:span><text:span text:style-name="T235">D’Atri et al., 2021;</text:span><text:span text:style-name="T236"><text:s/>Dringenberg, 2000; Elmståhl, Ros</text:span><text:span text:style-name="T237"><office:annotation office:name="35" xml:id="585807403"><dc:creator>Janka Hauffe</dc:creator><dc:date>2025-01-08T17:43:00</dc:date><meta:creator-initials>JH</meta:creator-initials><text:p text:style-name="P238">akzent</text:p></office:annotation>e</text:span><text:span text:style-name="T239"><office:annotation-end office:name="35"/></text:span><text:span text:style-name="T240">n &amp; Gullberg, 1994; Farina et al., 2020; Fröhlich et al., 2021;<text:s/></text:span><text:span text:style-name="T241">Hogan, Swanwick, Kaiser, Rowan &amp; Lawlor, 2003;</text:span><text:span text:style-name="T242"><text:s/>Jelic, Shigeta, Julin, Almkvist, Winblad &amp;<text:s/></text:span><text:soft-page-break/><text:span text:style-name="T243">Wahlund, 1996; Jeong, 2004; Lejko et al., 2020; Musaeus et al., 2018; Özbek, Fide &amp; Yener, 2021; Wada, Nanbu, Jiang, Koshino, Yamaguchi &amp; Hashimoto, 1997).</text:span></text:p>
      <text:p text:style-name="P244"><text:span text:style-name="T245">However, findings in MCI<text:s/></text:span><text:span text:style-name="T246"><office:annotation office:name="36" xml:id="1807921254"><dc:creator>Janka Hauffe</dc:creator><dc:date>2025-02-26T11:21:00</dc:date><meta:creator-initials>JH</meta:creator-initials><text:p text:style-name="P247">Here?</text:p></office:annotation>and SCD<text:s/></text:span><text:span text:style-name="CommentReference"><office:annotation-end office:name="36"/></text:span><text:span text:style-name="T248">remain less consistent (Fröhlich et al., 2021). While some studies report EEG slowing similar to that seen in AD, albeit to a lesser extent, others show greater variability in frequency band alterations (Fröhlich et al., 2021;<text:s/></text:span></text:p>
      <text:p text:style-name="P249"/>
      <text:p text:style-name="P250"><text:span text:style-name="T251">Notably,<text:s/></text:span><text:span text:style-name="T252">theta</text:span><text:span text:style-name="T253"><text:s/>and gamma bands are recognized for their involvement in memory (Klimesch, 1999; Nyhus &amp; Curran, 2010), whereas<text:s/></text:span><text:span text:style-name="T254">delta</text:span><text:span text:style-name="T255"><text:s/>bands play a role in maintaining focused attention (Harmony, 2013). The<text:s/></text:span><text:span text:style-name="T256">alpha</text:span><text:span text:style-name="T257"><text:s/>band has been associated with attention and memory processes (Klimesch, 1999, 2012). Although the role of<text:s/></text:span><text:span text:style-name="T258">beta</text:span><text:span text:style-name="T259"><text:s/>oscillations in the cognitive process has been explored less, some evidence suggests that they are related to the state of attention (Güntekin et al., 2013).<text:s/></text:span></text:p>
      <text:p text:style-name="P260"/>
      <text:p text:style-name="P261">Given the inconsistencies in EEG alterations in MCI (and SCD), this study focuses on delta and beta frequency bands, as …. (something about MCI/cognitive impairment, maybe also PCS, fatigue).<text:s/></text:p>
      <text:p text:style-name="P262"><text:span text:style-name="T263">In this study delta and beta frequency bands are primarly<text:s/></text:span><text:span text:style-name="T264"><office:annotation office:name="37" xml:id="305870180"><dc:creator>Janka Hauffe</dc:creator><dc:date>2025-03-03T17:41:00</dc:date><meta:creator-initials>JH</meta:creator-initials><text:p text:style-name="P265">Why?</text:p></office:annotation>considered, since<text:s/></text:span><text:span text:style-name="CommentReference"><office:annotation-end office:name="37"/></text:span><text:span text:style-name="T266">….</text:span></text:p>
      <text:p text:style-name="P267"><text:span text:style-name="T268"><text:line-break/></text:span><text:span text:style-name="T269">Delta power in MCI</text:span></text:p>
      <text:p text:style-name="P270"><text:span text:style-name="T271">Findings on delta power in MCI remain inconsistent. Several studies have observed increased delta power (</text:span><text:span text:style-name="T272">Adler, Bramesfeld &amp; Jajcevic, 1999; Babiloni et al., 2006; Babiloni et al., 2010;<text:s/></text:span><text:span text:style-name="T273">Farina et al., 2020; Jelic et al., 2020; Koenig et al., 2005;<text:s/></text:span><text:span text:style-name="T274">Moretti, Zanetti, Binetti &amp; Frisoni, 2012;<text:s/></text:span><text:span text:style-name="T275">Ya, Xun, Wei, Ting, Hong &amp; Yuan, 2015), while others found no significant differences between MCI and healthy individuals (Fröhlich et al., 2021; Jelic et al., 1996),<text:s/></text:span><text:span text:style-name="T276"><office:annotation office:name="38" xml:id="171759670"><dc:creator>Janka Hauffe</dc:creator><dc:date>2025-02-26T13:25:00</dc:date><meta:creator-initials>JH</meta:creator-initials><text:p text:style-name="P277">And some</text:p></office:annotation>and yet others<text:s/></text:span><text:span text:style-name="CommentReference"><office:annotation-end office:name="38"/></text:span><text:span text:style-name="T278">reported a decrease in delta power during rsEEG (Kwak, 2006; Liddell et al., 2007).<text:s/></text:span><text:span text:style-name="T279">Additionally, Liddell et al. (2007) observed a significant positive correlation between<text:s/></text:span><text:span text:style-name="T280">delta</text:span><text:span text:style-name="T281"><text:s/>power and immediate memory recall in MCI, suggesting that<text:s/></text:span><text:span text:style-name="T282">delta</text:span><text:span text:style-name="T283"><text:s/>power may be linked to memory decline and could serve as a sensitive indicator of prodromal cognitive decline.<text:s/></text:span></text:p>
      <text:p text:style-name="P284"><text:span text:style-name="T285">These findings<text:s/></text:span><text:span text:style-name="T286"><office:annotation office:name="39" xml:id="542277714"><dc:creator>Janka Hauffe</dc:creator><dc:date>2025-03-03T17:43:00</dc:date><meta:creator-initials>JH</meta:creator-initials><text:p text:style-name="P287">No idea 😃</text:p></office:annotation>suggest that….<text:s/></text:span><text:span text:style-name="CommentReference"><office:annotation-end office:name="39"/></text:span></text:p>
      <text:p text:style-name="P288"><text:span text:style-name="T289">However, other studies have shown increased<text:s/></text:span><text:span text:style-name="T290">delta</text:span><text:span text:style-name="T291"><text:s/>power in MCI patients compared to healthy controls, particularly in frontal and centroparietall regions (Adler, Bramesfeld &amp; Jajcevic, 1999; Moretti, Zanetti, Binetti &amp; Frisoni, 2012).</text:span></text:p>
      <text:soft-page-break/>
      <text:p text:style-name="P292"><text:span text:style-name="T293">In MCI, delta power alterations have been obserbed primarily in the frontal (</text:span><text:span text:style-name="T294">D’Atri et al., 2021)</text:span><text:span text:style-name="T295">, left temporo-parietal (Farina et al., 2020), and temporal-occipital regions (Jelic et al., 2020).</text:span><text:span text:style-name="T296"><text:s/></text:span></text:p>
      <text:p text:style-name="P297"/>
      <text:p text:style-name="P298">Beta power in MCI<text:bookmark-end text:name="_Hlk191200662"/></text:p>
      <text:p text:style-name="P299"><text:span text:style-name="T300">Finding on beta power in MCI are inconsistent. Several studies found no significant differences in beta power compared to healthy control (</text:span><text:span text:style-name="T301">Babiloni et al., 2006; Fröhlich et al., 2021; Jelic et al., 1996;<text:s/></text:span><text:span text:style-name="T302">Kwak, 2006(?); Ya, Xun, Wei, Ting, Hong &amp; Yuan, 2015).<text:s/></text:span><text:span text:style-name="T303"><office:annotation office:name="40" xml:id="1777299725"><dc:creator>Janka Hauffe</dc:creator><dc:date>2025-03-03T17:43:00</dc:date><meta:creator-initials>JH</meta:creator-initials><text:p text:style-name="P304">I use however quite alot</text:p></office:annotation>However</text:span><text:span text:style-name="CommentReference"><office:annotation-end office:name="40"/></text:span><text:span text:style-name="T305">,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text:span><text:span text:style-name="T306">g</text:span><text:span text:style-name="T307">ions (Jelic et al., 2000). These findings<text:s/></text:span><text:span text:style-name="T308"><office:annotation office:name="41" xml:id="1043845960"><dc:creator>Janka Hauffe</dc:creator><dc:date>2025-03-03T17:43:00</dc:date><meta:creator-initials>JH</meta:creator-initials><text:p text:style-name="P309">No idea 😃</text:p></office:annotation>suggest that ….<text:s/></text:span><text:span text:style-name="CommentReference"><office:annotation-end office:name="41"/></text:span></text:p>
      <text:p text:style-name="P310"/>
      <text:p text:style-name="P311">Delta and beta power in SCD</text:p>
      <text:p text:style-name="P312"><text:span text:style-name="T313">Perez et al. (2024) reviewed studies on rsEEG frequency bands in SCD and<text:s/></text:span><text:span text:style-name="T314"><office:annotation office:name="42" xml:id="729139936"><dc:creator>Janka Hauffe</dc:creator><dc:date>2025-02-27T18:14:00</dc:date><meta:creator-initials>JH</meta:creator-initials><text:p text:style-name="P315">Concluded?<text:s/></text:p></office:annotation>observed<text:s/></text:span><text:span text:style-name="CommentReference"><office:annotation-end office:name="42"/></text:span><text:span text:style-name="T316">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span text:style-name="T317"><office:annotation office:name="43" xml:id="1084358557"><dc:creator>Janka Hauffe</dc:creator><dc:date>2025-02-28T07:53:00</dc:date><meta:creator-initials>JH</meta:creator-initials><text:p text:style-name="P318">I have information still from the review… how to cite?</text:p></office:annotation>Sibilano et al. (2023) identified the delta (and theta) bands as the most effective in distinguishing SCD from MCI</text:span><text:span text:style-name="CommentReference"><office:annotation-end office:name="43"/></text:span><text:span text:style-name="T319">.<text:s/></text:span></text:p>
      <text:p text:style-name="P320"><text:span text:style-name="T321">Three studies reported<text:s/></text:span><text:span text:style-name="T322"><office:annotation office:name="44" xml:id="812865683"><dc:creator>Janka Hauffe</dc:creator><dc:date>2025-02-28T08:27:00</dc:date><meta:creator-initials>JH</meta:creator-initials><text:p text:style-name="P323">Delete?</text:p></office:annotation>notable</text:span><text:span text:style-name="CommentReference"><office:annotation-end office:name="44"/></text:span><text:span text:style-name="T324"><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325"/>
      <text:p text:style-name="P326">Need headline here and transaction</text:p>
      <text:p text:style-name="P327">Subjective cognitive deficits in everyday situations are predicted by elevated anxiety and fatigue levels more than by objective cognitive performance (Zamarian et al., 2024).</text:p>
      <text:p text:style-name="P328">This lack of alignment highlights the complexity of cognitive impairment and raises questions about which additional factors may influence individuals’ perceptions of cognitive difficulties.<text:s/></text:p>
      <text:p text:style-name="P329">Recent research has addressed these questions by examining how psychological symptoms influence subjective cognitive and objective cognitive impairment.</text:p>
      <text:soft-page-break/>
      <text:p text:style-name="P33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331"><text:span text:style-name="T33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333"/>
      <text:p text:style-name="P334">Transaction, why do I now mention Fatigue!?</text:p>
      <text:p text:style-name="P335"/>
      <text:p text:style-name="P336">Fatigue</text:p>
      <text:p text:style-name="P337">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338"/>
      <text:p text:style-name="P339"><text:span text:style-name="T340">And why this now?</text:span></text:p>
      <text:p text:style-name="P341"><text:span text:style-name="T342">EEG findings in PCS patients.</text:span><text:bookmark-start text:name="_Hlk178302760"/><text:span text:style-name="T343"><text:s/></text:span><text:span text:style-name="T3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345">Because of this, EEG studies have become increasingly relevant for investigating individuals with COVID-19 and PCS, as they reveal changes in brain neural activity that correlate with fatigue and cognitive deficits in these patients<text:s/></text:span><text:span text:style-name="T346">(</text:span><text:span text:style-name="T347">Antony &amp; Haneef, 2020;<text:s/></text:span><text:span text:style-name="T348">Appelt et al., 2022; Cecchetti et al., 2022;<text:s/></text:span><text:soft-page-break/><text:span text:style-name="T349">Furlanis et al., 2023; Kopańska et al., 2022; Kubota, Gajera &amp; Kuroda, 2021;<text:s/></text:span><text:span text:style-name="T350">Pasini et al., 2020; Pastor, Vega-Zelaya &amp; Abad, 2020; Roberto, Espiritu, Fernandez &amp; Gutierrez, 2020;<text:s/></text:span><text:span text:style-name="T351">Wojcik et al., 2023)</text:span><text:span text:style-name="T352">.</text:span><text:bookmark-end text:name="_Hlk178302865"/><text:span text:style-name="T353"><text:s/></text:span></text:p>
      <text:p text:style-name="P354"><text:span text:style-name="T355">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356"><text:span text:style-name="T357">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358"><text:span text:style-name="T359">Delta Power in PCS patients.</text:span><text:span text:style-name="T360"><text:s/></text:span><text:span text:style-name="T361">Ortelli et al.<text:s/></text:span><text:span text:style-name="T362">(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363"><text:span text:style-name="T364">Beta Power in PCS patients.<text:s/></text:span><text:span text:style-name="T365">While Ortelli et al. (2023) found no significant differences in beta frequency bands, Kopańska et al. (2020) reported increased beta2 activity in both hemispheres and elevated beta1 activity in the left hemisphere in PCS patients.<text:s/></text:span></text:p>
      <text:p text:style-name="P366"><text:span text:style-name="T367">EEG findings conclusion.<text:s/></text:span><text:span text:style-name="T3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soft-page-break/>
      <text:p text:style-name="P3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370"/>
      <text:p text:style-name="P371">Aim of study</text:p>
      <text:p text:style-name="P372"><text:span text:style-name="T373">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374">How do individuals with different cognitive performance levels differ in their self-reported limitations after SARS-CoV-2 infection, their well-being, and their resting state neural activity?</text:span></text:p>
      <text:p text:style-name="P375"/>
      <text:p text:style-name="P3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377"><text:span text:style-name="T378"><text:line-break/></text:span><text:span text:style-name="T379"><office:annotation><dc:creator>Janka Hauffe</dc:creator><dc:date>2024-10-15T12:37:00</dc:date><meta:creator-initials>Janka Hau</meta:creator-initials><text:p text:style-name="P380">Das sieht alles schon gut aus, aber versuch mal deine Hypothesen richtig hervorzuheben, du kannst ruhig richtig Abstand lassen und sagen</text:p><text:p text:style-name="P381"/><text:p text:style-name="P382">Hypothese 1:<text:s/></text:p><text:p text:style-name="P383"/><text:p text:style-name="P384">Hypothese 2:</text:p><text:p text:style-name="P385"/><text:p text:style-name="P386">Hypothese 3a: Gruppe B hat weniger Fatigue als Gruppe A</text:p><text:p text:style-name="P387">Hypothese 3b: Gruppe B hat weniger Depression als Gruppe A</text:p><text:p text:style-name="P388">Hypothese 3c: Gruppe B hat weniger Angst als Gruppe A</text:p><text:p text:style-name="P389"/><text:p text:style-name="P390">und so weiter</text:p><text:p text:style-name="P3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392">Hypotheses</text:span></text:p>
      <text:p text:style-name="P393"><text:span text:style-name="T394"><office:annotation office:name="46" xml:id="1740398350"><dc:creator>Janka Hauffe</dc:creator><dc:date>2025-01-09T12:37:00</dc:date><meta:creator-initials>JH</meta:creator-initials><text:p text:style-name="P395">Setzen wir voraus, keine Hypothese</text:p></office:annotation><office:annotation office:name="47" xml:id="1929832680"><dc:creator>Janka Hauffe</dc:creator><dc:date>2025-01-09T12:38:00</dc:date><meta:creator-initials>JH</meta:creator-initials><text:p text:style-name="P396">Auf methodischer Ebene haben wir es geschafft zwei Gruppen - Auswerung, ob meine Methode funktioniert.<text:s/></text:p></office:annotation><office:annotation office:name="48" xml:id="298693691"><dc:creator>Janka Hauffe</dc:creator><dc:date>2025-01-09T12:40:00</dc:date><meta:creator-initials>JH</meta:creator-initials><text:p text:style-name="P397">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46"/></text:span><text:span text:style-name="CommentReference"><office:annotation-end office:name="47"/></text:span><text:span text:style-name="CommentReference"><office:annotation-end office:name="48"/></text:span><text:span text:style-name="T398">.<text:s/></text:span><text:span text:style-name="T399"><office:annotation office:name="49" xml:id="207214182"><dc:creator>Janka Hauffe</dc:creator><dc:date>2025-01-09T12:43:00</dc:date><meta:creator-initials>JH</meta:creator-initials><text:p text:style-name="P400">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49"/></text:span><text:span text:style-name="T401">Individuals,<text:s/></text:span><text:span text:style-name="T402"><office:annotation office:name="50" xml:id="1307679264"><dc:creator>Janka Hauffe</dc:creator><dc:date>2025-01-09T12:45:00</dc:date><meta:creator-initials>JH</meta:creator-initials><text:p text:style-name="P403">Step 1: Wir überprüfen Hypothesen. Nenne Hypothesen die ich habe. Gucken uns aber danach auch die Unterschiede zwischen allen anderen Gruppen an, um ein allgemeines Bild zu kriegen. Und explorativ<text:s/></text:p></office:annotation><office:annotation office:name="51" xml:id="55632435"><dc:creator>Janka Hauffe</dc:creator><dc:date>2025-01-09T12:46:00</dc:date><meta:creator-initials>JH</meta:creator-initials><text:p text:style-name="P404">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52" xml:id="1225826056"><dc:creator>Janka Hauffe</dc:creator><dc:date>2025-01-09T12:47:00</dc:date><meta:creator-initials>JH</meta:creator-initials><text:p text:style-name="P405">Hypothesen müssen abgeleitet sein aus Theoreieteil. Warum vermuten wir das und was würde das bedeuten?</text:p></office:annotation><office:annotation office:name="53" xml:id="1230593830"><dc:creator>Janka Hauffe</dc:creator><dc:date>2025-01-09T12:50:00</dc:date><meta:creator-initials>JH</meta:creator-initials><text:p text:style-name="P406">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54" xml:id="650282802"><dc:creator>Janka Hauffe</dc:creator><dc:date>2025-01-09T12:51:00</dc:date><meta:creator-initials>JH</meta:creator-initials><text:p text:style-name="P407">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50"/></text:span><text:span text:style-name="CommentReference"><office:annotation-end office:name="51"/></text:span><text:span text:style-name="CommentReference"><office:annotation-end office:name="52"/></text:span><text:span text:style-name="CommentReference"><office:annotation-end office:name="53"/></text:span><text:span text:style-name="CommentReference"><office:annotation-end office:name="54"/></text:span><text:span text:style-name="T408">Concerning the delta frequency, a decreased delta<text:s/></text:span><text:soft-page-break/><text:span text:style-name="T409">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4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03T16:45:00Z</meta:creation-date>
    <dc:date>2025-03-03T16:55:00Z</dc:date>
    <meta:print-date>2025-02-28T07:59:00Z</meta:print-date>
    <meta:template xlink:href="Normal.dotm" xlink:type="simple"/>
    <meta:editing-cycles>3</meta:editing-cycles>
    <meta:editing-duration>PT0S</meta:editing-duration>
    <meta:document-statistic meta:page-count="14" meta:paragraph-count="70" meta:word-count="4865" meta:character-count="35447" meta:row-count="255" meta:non-whitespace-character-count="30652"/>
  </office:meta>
</office:document-meta>
</file>